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meta.xml"/>
  <manifest:file-entry manifest:media-type="image/jpeg" manifest:full-path="Pictures/100000000000046A000000513BC6D677.jpg"/>
  <manifest:file-entry manifest:media-type="image/png" manifest:full-path="Pictures/10000000000004CE000003507A96944C.png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3.505cm" svg:x="1.009cm" svg:y="7.169cm">
          <draw:image xlink:href="Pictures/10000000000004CE000003507A96944C.png" xlink:type="simple" xlink:show="embed" xlink:actuate="onLoad">
            <text:p/>
          </draw:image>
        </draw:frame>
        <draw:frame draw:style-name="gr2" draw:layer="layout" svg:width="8.829cm" svg:height="0.962cm" svg:x="6.588cm" svg:y="3.413cm">
          <draw:text-box>
            <text:p>4P-RGB-Strip System Design</text:p>
          </draw:text-box>
        </draw:frame>
        <draw:frame draw:style-name="gr2" draw:layer="layout" svg:width="16.703cm" svg:height="1.673cm" svg:x="3.032cm" svg:y="22.844cm">
          <draw:text-box>
            <text:p>Connector on a board. <text:s/>Simple and can be wired however<text:line-break/>is necessary.</text:p>
          </draw:text-box>
        </draw:frame>
        <draw:frame draw:style-name="gr1" draw:text-style-name="P1" draw:layer="layout" svg:width="19.589cm" svg:height="1.403cm" svg:x="1cm" svg:y="20.933cm">
          <draw:image xlink:href="Pictures/100000000000046A000000513BC6D677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8-17T00:58:31</meta:creation-date>
    <dc:date>2015-08-17T01:06:01</dc:date>
    <meta:editing-duration>PT2M40S</meta:editing-duration>
    <meta:editing-cycles>2</meta:editing-cycles>
    <meta:generator>OpenOffice/4.0.1$Unix OpenOffice.org_project/401m5$Build-9714</meta:generator>
    <meta:document-statistic meta:object-count="4"/>
  </office:meta>
</office:document-meta>
</file>